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1000000BF8C232A3AA7CB847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82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59cm" fo:min-width="2.358cm"/>
    </style:style>
    <style:style style:name="gr4" style:family="graphic" style:parent-style-name="objectwithoutfill">
      <style:graphic-properties draw:marker-end="Concave" draw:marker-end-width="0.1cm" draw:fill="none" draw:textarea-vertical-align="middle"/>
      <style:paragraph-properties style:writing-mode="lr-tb"/>
    </style:style>
    <style:style style:name="gr5" style:family="graphic" style:parent-style-name="standard">
      <style:graphic-properties svg:stroke-color="#a1467e" draw:fill-color="#800080" draw:textarea-horizontal-align="justify" draw:textarea-vertical-align="middle" draw:auto-grow-height="false" fo:min-height="0.332cm" fo:min-width="4.44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2.33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1.492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-color="#00a933" draw:textarea-horizontal-align="justify" draw:textarea-vertical-align="middle" draw:auto-grow-height="false" fo:min-height="0.067cm" fo:min-width="2.04cm"/>
      <style:paragraph-properties style:writing-mode="lr-tb"/>
    </style:style>
    <style:style style:name="gr10" style:family="graphic" style:parent-style-name="standard">
      <style:graphic-properties draw:fill-color="#acb20c" draw:textarea-horizontal-align="justify" draw:textarea-vertical-align="middle" draw:auto-grow-height="false" fo:min-height="0.067cm" fo:min-width="2.04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067cm" fo:min-width="2.04cm"/>
      <style:paragraph-properties style:writing-mode="lr-tb"/>
    </style:style>
    <style:style style:name="gr12" style:family="graphic" style:parent-style-name="standard" style:list-style-name="L1">
      <style:graphic-properties draw:fill-color="#ff8000" draw:textarea-horizontal-align="justify" draw:textarea-vertical-align="middle" draw:auto-grow-height="false" fo:min-height="0.172cm" fo:min-width="2.0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16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justify" draw:auto-grow-height="false" draw:auto-grow-width="false" draw:fit-to-size="false" style:shrink-to-fit="false" fo:min-height="0cm" fo:min-width="0cm"/>
      <style:paragraph-properties style:writing-mode="lr-tb"/>
    </style:style>
    <style:style style:name="gr15" style:family="graphic" style:parent-style-name="objectwithoutfill">
      <style:graphic-properties draw:stroke="solid" draw:stroke-dash="Double_20_Dash_20_Dot" svg:stroke-width="0.051cm" draw:marker-start-width="0.276cm" draw:marker-end="Triangle" draw:marker-end-width="0.18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draw:marker-start="" draw:marker-start-width="0.276cm" draw:marker-end="Triangle" draw:marker-end-width="0.18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fill-color="#acb20c" draw:textarea-horizontal-align="justify" draw:textarea-vertical-align="middle" draw:auto-grow-height="false" fo:min-height="0.067cm" fo:min-width="2.04cm" draw:shadow="hidden"/>
      <style:paragraph-properties style:writing-mode="lr-tb"/>
    </style:style>
    <style:style style:name="gr18" style:family="graphic" style:parent-style-name="objectwithoutfill">
      <style:graphic-properties svg:stroke-width="0.051cm" draw:marker-start="" draw:marker-start-width="0.276cm" draw:marker-end="Triangle" draw:marker-end-width="0.18cm" draw:fill="none" draw:textarea-vertical-align="middle" fo:padding-top="0.15cm" fo:padding-bottom="0.15cm" fo:padding-left="0.275cm" fo:padding-right="0.275cm" draw:shadow-offset-x="0.1cm" draw:shadow-offset-y="0.1cm"/>
    </style:style>
    <style:style style:name="gr19" style:family="graphic" style:parent-style-name="standard">
      <style:graphic-properties draw:fill-color="#ff00ff" draw:textarea-horizontal-align="justify" draw:textarea-vertical-align="middle" draw:auto-grow-height="false" fo:min-height="0.067cm" fo:min-width="2.04cm"/>
      <style:paragraph-properties style:writing-mode="lr-tb"/>
    </style:style>
    <style:style style:name="gr20" style:family="graphic" style:parent-style-name="standard">
      <style:graphic-properties draw:fill-color="#ff8000" draw:textarea-horizontal-align="justify" draw:textarea-vertical-align="middle" draw:auto-grow-height="false" fo:min-height="0.485cm" fo:min-width="0.232cm"/>
      <style:paragraph-properties style:writing-mode="lr-tb"/>
    </style:style>
    <style:style style:name="gr21" style:family="graphic" style:parent-style-name="objectwithoutfill">
      <style:graphic-properties draw:stroke="solid" draw:stroke-dash="Double_20_Dash_20_Dot" svg:stroke-width="0.051cm" draw:marker-start="" draw:marker-start-width="0.276cm" draw:marker-end="Arrowheads_20_8" draw:marker-end-width="0.18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286cm"/>
      <style:paragraph-properties style:writing-mode="lr-tb"/>
    </style:style>
    <style:style style:name="gr23" style:family="graphic" style:parent-style-name="standard">
      <style:graphic-properties draw:fill="none" draw:textarea-vertical-align="middle" draw:auto-grow-height="false" fo:min-height="2.46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33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9.738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cm"/>
      <style:paragraph-properties style:writing-mode="lr-tb"/>
    </style:style>
    <style:style style:name="gr27" style:family="graphic" style:parent-style-name="objectwithoutfill">
      <style:graphic-properties svg:stroke-width="0.051cm" draw:marker-start-width="0.279cm" draw:marker-end="Arrowheads_20_2" draw:marker-end-width="0.18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fill="none" draw:textarea-vertical-align="middle" draw:auto-grow-height="false" fo:min-height="4.547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fo:font-size="10pt"/>
    </style:style>
    <style:style style:name="P4" style:family="paragraph">
      <style:paragraph-properties fo:text-align="center" style:writing-mode="lr-tb"/>
      <style:text-properties fo:color="#000000" loext:opacity="100%" style:font-name="Liberation Sans" fo:font-size="6pt" style:font-size-asian="6pt" style:font-size-complex="6pt"/>
    </style:style>
    <style:style style:name="P5" style:family="paragraph">
      <loext:graphic-properties draw:fill-color="#800080"/>
      <style:paragraph-properties fo:text-align="center" style:writing-mode="lr-tb"/>
      <style:text-properties fo:color="#000000" loext:opacity="100%" loext:color-lum-mod="100%" loext:color-lum-off="0%" style:font-name="Liberation Sans" fo:font-size="6pt" style:font-size-asian="6pt" style:font-size-complex="6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font-name="Liberation Sans" fo:font-size="4pt" style:font-size-asian="18pt" style:font-size-complex="18pt"/>
    </style:style>
    <style:style style:name="P8" style:family="paragraph">
      <style:paragraph-properties fo:text-align="center" style:writing-mode="lr-tb"/>
      <style:text-properties fo:font-size="6pt" style:font-size-asian="18pt" style:font-size-complex="18pt"/>
    </style:style>
    <style:style style:name="P9" style:family="paragraph">
      <loext:graphic-properties draw:fill-color="#00a933"/>
      <style:paragraph-properties fo:text-align="center" style:writing-mode="lr-tb"/>
      <style:text-properties fo:font-size="6pt" style:font-size-asian="18pt" style:font-size-complex="18pt"/>
    </style:style>
    <style:style style:name="P10" style:family="paragraph">
      <loext:graphic-properties draw:fill-color="#acb20c"/>
      <style:paragraph-properties fo:text-align="center" style:writing-mode="lr-tb"/>
      <style:text-properties fo:font-size="6pt" style:font-size-asian="18pt" style:font-size-complex="18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style:font-size-asian="18pt" style:font-size-complex="18pt"/>
    </style:style>
    <style:style style:name="P12" style:family="paragraph">
      <loext:graphic-properties draw:fill-color="#ff8000"/>
      <style:paragraph-properties fo:margin-left="0cm" fo:margin-right="0cm" fo:margin-top="0cm" fo:margin-bottom="0cm" fo:line-height="100%" fo:text-align="center" fo:text-indent="0cm" style:writing-mode="lr-tb"/>
      <style:text-properties fo:font-size="6pt" style:font-size-asian="18pt" style:font-size-complex="18pt"/>
    </style:style>
    <style:style style:name="P13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14" style:family="paragraph">
      <loext:graphic-properties draw:fill="none" draw:fill-color="#ffffff"/>
      <style:paragraph-properties style:writing-mode="lr-tb"/>
      <style:text-properties fo:font-size="9pt" style:font-size-asian="18pt" style:font-size-complex="18pt"/>
    </style:style>
    <style:style style:name="P15" style:family="paragraph">
      <style:paragraph-properties fo:text-align="center">
        <style:tab-stops/>
      </style:paragraph-properties>
    </style:style>
    <style:style style:name="P16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6pt" style:font-size-asian="18pt" style:font-size-complex="18pt"/>
    </style:style>
    <style:style style:name="P17" style:family="paragraph">
      <loext:graphic-properties draw:fill-color="#ff00ff"/>
      <style:paragraph-properties fo:text-align="center" style:writing-mode="lr-tb"/>
      <style:text-properties fo:font-size="6pt" style:font-size-asian="18pt" style:font-size-complex="18pt"/>
    </style:style>
    <style:style style:name="P18" style:family="paragraph">
      <style:paragraph-properties fo:text-align="center" style:writing-mode="lr-tb"/>
      <style:text-properties fo:font-size="8pt" style:font-size-asian="18pt" style:font-size-complex="18pt"/>
    </style:style>
    <style:style style:name="P19" style:family="paragraph">
      <loext:graphic-properties draw:fill-color="#ff8000"/>
      <style:paragraph-properties fo:text-align="center" style:writing-mode="lr-tb"/>
      <style:text-properties fo:font-size="8pt" style:font-size-asian="18pt" style:font-size-complex="18pt"/>
    </style:style>
    <style:style style:name="P20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T1" style:family="text">
      <style:text-properties style:font-name="Liberation Sans" fo:font-size="8pt" style:font-size-asian="18pt" style:font-size-complex="18pt"/>
    </style:style>
    <style:style style:name="T2" style:family="text">
      <style:text-properties fo:font-size="10pt"/>
    </style:style>
    <style:style style:name="T3" style:family="text">
      <style:text-properties fo:color="#000000" loext:opacity="100%" style:font-name="Liberation Sans" fo:font-size="6pt" style:font-size-asian="6pt" style:font-size-complex="6pt"/>
    </style:style>
    <style:style style:name="T4" style:family="text">
      <style:text-properties fo:color="#000000" loext:opacity="100%" style:font-name="Liberation Sans" fo:font-size="4pt" fo:font-weight="bold" style:font-size-asian="4pt" style:font-weight-asian="bold" style:font-size-complex="4pt" style:font-weight-complex="bold"/>
    </style:style>
    <style:style style:name="T5" style:family="text">
      <style:text-properties style:font-name="Liberation Sans" fo:font-size="6pt" fo:language="en" fo:country="US" style:font-size-asian="18pt" style:font-size-complex="18pt"/>
    </style:style>
    <style:style style:name="T6" style:family="text">
      <style:text-properties fo:font-size="6pt" style:font-size-asian="18pt" style:font-size-complex="18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4pt" fo:font-weight="bold" style:font-size-asian="4pt" style:font-weight-asian="bold" style:font-size-complex="4pt" style:font-weight-complex="bold"/>
    </style:style>
    <style:style style:name="T9" style:family="text">
      <style:text-properties fo:font-size="8pt" style:font-size-asian="18pt" style:font-size-complex="18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146cm" svg:height="0.688cm" svg:x="8.503cm" svg:y="8.476cm">
          <draw:image xlink:href="Pictures/10000000000004B1000000BF8C232A3AA7CB8470.jpg" xlink:type="simple" xlink:show="embed" xlink:actuate="onLoad" draw:mime-type="image/jpeg">
            <text:p/>
          </draw:image>
        </draw:frame>
        <draw:frame draw:style-name="gr2" draw:text-style-name="P1" draw:layer="layout" svg:width="4.327cm" svg:height="0.688cm" svg:x="8.803cm" svg:y="5.02cm">
          <draw:image xlink:href="Pictures/10000000000004B1000000BF8C232A3AA7CB8470.jpg" xlink:type="simple" xlink:show="embed" xlink:actuate="onLoad" draw:mime-type="image/jpeg">
            <text:p/>
          </draw:image>
        </draw:frame>
        <draw:frame draw:style-name="gr2" draw:text-style-name="P1" draw:layer="layout" svg:width="4.327cm" svg:height="0.688cm" svg:x="8.802cm" svg:y="8.476cm">
          <draw:image xlink:href="Pictures/10000000000004B1000000BF8C232A3AA7CB8470.jpg" xlink:type="simple" xlink:show="embed" xlink:actuate="onLoad" draw:mime-type="image/jpeg">
            <text:p/>
          </draw:image>
        </draw:frame>
        <draw:custom-shape draw:style-name="gr3" draw:text-style-name="P2" draw:layer="layout" svg:width="2.858cm" svg:height="0.84cm" svg:x="9.489cm" svg:y="8.411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.572cm" svg:y1="8.292cm" svg:x2="9.411cm" svg:y2="8.292cm">
          <text:p text:style-name="P2"><text:span text:style-name="T1"/></text:p>
          <text:p text:style-name="P2"><text:span text:style-name="T2"/></text:p>
        </draw:line>
        <draw:custom-shape draw:style-name="gr5" draw:text-style-name="P5" draw:layer="layout" svg:width="4.945cm" svg:height="0.582cm" svg:x="8.635cm" svg:y="7.02cm">
          <draw:glue-point draw:id="4" svg:x="2.097cm" svg:y="-2.646cm"/>
          <draw:glue-point draw:id="5" svg:x="1.981cm" svg:y="-2.164cm"/>
          <text:p text:style-name="P4"><text:span text:style-name="T3">Video Swin Transformer <text:s/>(VST)</text:span></text:p>
          <text:p text:style-name="P4"><text:span text:style-name="T4">(short-term memory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063cm" svg:height="0.235cm" svg:x="8.602cm" svg:y="6.641cm"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" draw:text-style-name="P7" draw:layer="layout" svg:width="1.992cm" svg:height="0.602cm" svg:x="10.503cm" svg:y="6.509cm">
          <draw:text-box>
            <text:p><text:span text:style-name="T5">Reducer</text:span></text:p>
          </draw:text-box>
        </draw:frame>
        <draw:line draw:style-name="gr8" draw:text-style-name="P1" draw:layer="layout" svg:x1="12.487cm" svg:y1="6.171cm" svg:x2="13.835cm" svg:y2="5.531cm">
          <text:p/>
        </draw:line>
        <draw:line draw:style-name="gr8" draw:text-style-name="P1" draw:layer="layout" svg:x1="12.487cm" svg:y1="6.58cm" svg:x2="13.87cm" svg:y2="8.697cm">
          <text:p/>
        </draw:line>
        <draw:custom-shape draw:style-name="gr9" draw:text-style-name="P9" xml:id="id2" draw:id="id2" draw:layer="layout" svg:width="2.54cm" svg:height="0.317cm" svg:x="13.987cm" svg:y="8.42cm">
          <text:p text:style-name="P8"><text:span text:style-name="T6">Layer Norm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317cm" svg:x="13.987cm" svg:y="8.02cm">
          <text:p text:style-name="P8"><text:span text:style-name="T6">Linear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54cm" svg:height="0.317cm" svg:x="13.987cm" svg:y="7.62cm">
          <text:p text:style-name="P8"><text:span text:style-name="T6">Dropout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4" draw:id="id4" draw:layer="layout" svg:width="2.54cm" svg:height="0.422cm" svg:x="13.987cm" svg:y="6.715cm">
          <draw:glue-point draw:id="4" svg:x="-5.003cm" svg:y="2.511cm"/>
          <draw:glue-point draw:id="5" svg:x="-5.003cm" svg:y="-5cm"/>
          <draw:glue-point draw:id="6" svg:x="-5.003cm" svg:y="-5cm"/>
          <draw:glue-point draw:id="7" svg:x="-4.972cm" svg:y="-1.516cm"/>
          <draw:glue-point draw:id="8" svg:x="5.003cm" svg:y="2.535cm"/>
          <draw:glue-point draw:id="9" svg:x="5.003cm" svg:y="-2.251cm"/>
          <text:p text:style-name="P11"><text:span text:style-name="T7">LSTM</text:span></text:p>
          <text:p text:style-name="P11"><text:span text:style-name="T8">(long-term memor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4" xml:id="id1" draw:id="id1" draw:layer="layout" svg:width="0.663cm" svg:height="0.607cm" svg:x="14.94cm" svg:y="9.255cm">
          <draw:text-box>
            <text:p text:style-name="P13"><text:span text:style-name="T6">X</text:span></text:p>
          </draw:text-box>
        </draw:frame>
        <draw:frame draw:style-name="gr14" draw:text-style-name="P16" xml:id="id3" draw:id="id3" draw:layer="layout" svg:width="1.514cm" svg:height="0.727cm" svg:x="16.317cm" svg:y="9.237cm">
          <draw:text-box>
            <text:p text:style-name="P15"><text:span text:style-name="T6">RNN State</text:span><text:span text:style-name="T6"><text:line-break/></text:span><text:span text:style-name="T6">(previous)</text:span></text:p>
          </draw:text-box>
        </draw:frame>
        <draw:connector draw:style-name="gr15" draw:text-style-name="P1" draw:layer="layout" draw:type="line" svg:x1="15.271cm" svg:y1="9.255cm" svg:x2="15.257cm" svg:y2="8.737cm" draw:start-shape="id1" draw:start-glue-point="0" draw:end-shape="id2" draw:end-glue-point="2" svg:d="M15271 9255l-14-518" svg:viewBox="0 0 15 519">
          <text:p/>
        </draw:connector>
        <draw:connector draw:style-name="gr16" draw:text-style-name="P1" draw:layer="layout" svg:x1="17.074cm" svg:y1="9.237cm" svg:x2="16.527cm" svg:y2="7.032cm" draw:start-shape="id3" draw:start-glue-point="0" draw:end-shape="id4" draw:end-glue-point="8" svg:d="M17074 9237v-2205h-547" svg:viewBox="0 0 548 2206">
          <text:p/>
        </draw:connector>
        <draw:custom-shape draw:style-name="gr9" draw:text-style-name="P9" draw:layer="layout" svg:width="2.54cm" svg:height="0.317cm" svg:x="13.987cm" svg:y="7.22cm">
          <text:p text:style-name="P8"><text:span text:style-name="T6">Layer Norm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54cm" svg:height="0.317cm" svg:x="13.987cm" svg:y="6.32cm">
          <text:p text:style-name="P8"><text:span text:style-name="T6">Linear</text:span></text:p>
          <draw:enhanced-geometry svg:viewBox="0 0 21600 21600" draw:type="rectangle" draw:enhanced-path="M 0 0 L 21600 0 21600 21600 0 21600 0 0 Z N"/>
        </draw:custom-shape>
        <draw:frame draw:style-name="gr14" draw:text-style-name="P16" xml:id="id5" draw:id="id5" draw:layer="layout" svg:width="1.514cm" svg:height="0.682cm" svg:x="16.315cm" svg:y="4.657cm">
          <draw:text-box>
            <text:p text:style-name="P15"><text:span text:style-name="T6">RNN </text:span><text:span text:style-name="T6">State</text:span><text:span text:style-name="T6"><text:line-break/></text:span><text:span text:style-name="T6">(next)</text:span></text:p>
          </draw:text-box>
        </draw:frame>
        <draw:connector draw:style-name="gr18" draw:text-style-name="P1" draw:layer="layout" svg:x1="16.527cm" svg:y1="6.832cm" svg:x2="17.072cm" svg:y2="5.339cm" draw:start-shape="id4" draw:start-glue-point="9" draw:end-shape="id5" draw:end-glue-point="2" svg:d="M16527 6832h545v-1493" svg:viewBox="0 0 546 1494">
          <text:p/>
        </draw:connector>
        <draw:custom-shape draw:style-name="gr11" draw:text-style-name="P8" draw:layer="layout" svg:width="2.54cm" svg:height="0.317cm" svg:x="13.987cm" svg:y="5.92cm">
          <text:p text:style-name="P8"><text:span text:style-name="T6">Dropo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6" draw:id="id6" draw:layer="layout" svg:width="2.54cm" svg:height="0.317cm" svg:x="13.987cm" svg:y="5.52cm">
          <text:p text:style-name="P8"><text:span text:style-name="T6">Linear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2.54cm" svg:height="0.317cm" svg:x="9.887cm" svg:y="6.22cm">
          <text:p text:style-name="P8"><text:span text:style-name="T6">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draw:type="line" svg:x1="15.257cm" svg:y1="5.52cm" svg:x2="15.259cm" svg:y2="5.096cm" draw:start-shape="id6" draw:start-glue-point="0" svg:d="M15257 5520l2-424" svg:viewBox="0 0 3 425">
          <text:p/>
        </draw:connector>
        <draw:custom-shape draw:style-name="gr20" draw:text-style-name="P19" draw:layer="layout" svg:width="0.732cm" svg:height="0.735cm" svg:x="11.695cm" svg:y="4.992cm">
          <text:p text:style-name="P18"><text:span text:style-name="T9">0/1</text:span>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draw:type="line" svg:x1="11.975cm" svg:y1="6.18cm" svg:x2="11.968cm" svg:y2="5.716cm" svg:d="M11975 6180l-7-464" svg:viewBox="0 0 8 465">
          <text:p/>
        </draw:connector>
        <draw:frame draw:style-name="gr22" draw:text-style-name="P20" draw:layer="layout" svg:width="0.786cm" svg:height="0.489cm" svg:x="11.644cm" svg:y="4.538cm">
          <draw:text-box>
            <text:p><text:span text:style-name="T10">s[t]</text:span></text:p>
          </draw:text-box>
        </draw:frame>
        <draw:custom-shape draw:style-name="gr23" draw:text-style-name="P1" draw:layer="layout" svg:width="0.242cm" svg:height="2.858cm" draw:transform="rotate (-1.5707963267949) translate (12.347cm 9.374cm)">
          <text:p/>
          <draw:enhanced-geometry svg:viewBox="0 0 21600 21600" draw:glue-points="0 0 0 21600 21600 10800" draw:text-areas="0 ?f9 7800 ?f10" draw:type="right-brace" draw:modifiers="1800 4132.6337880377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4" draw:text-style-name="P21" draw:layer="layout" svg:width="0.786cm" svg:height="0.489cm" svg:x="11.424cm" svg:y="9.507cm">
          <draw:text-box>
            <text:p text:style-name="P2"><text:span text:style-name="T10">N</text:span><text:span text:style-name="T10">F</text:span></text:p>
          </draw:text-box>
        </draw:frame>
        <draw:frame draw:style-name="gr22" draw:text-style-name="P20" draw:layer="layout" svg:width="0.786cm" svg:height="0.489cm" svg:x="14.844cm" svg:y="4.639cm">
          <draw:text-box>
            <text:p><text:span text:style-name="T10">s[t]</text:span></text:p>
          </draw:text-box>
        </draw:frame>
        <draw:frame draw:style-name="gr13" draw:text-style-name="P14" draw:layer="layout" svg:width="0.968cm" svg:height="0.607cm" svg:x="8.496cm" svg:y="7.888cm">
          <draw:text-box>
            <text:p text:style-name="P13"><text:span text:style-name="T6">Tim</text:span><text:span text:style-name="T6">e</text:span></text:p>
          </draw:text-box>
        </draw:frame>
        <draw:frame draw:style-name="gr1" draw:text-style-name="P1" draw:layer="layout" svg:width="0.146cm" svg:height="0.688cm" svg:x="8.803cm" svg:y="8.476cm">
          <draw:image xlink:href="Pictures/10000000000004B1000000BF8C232A3AA7CB8470.jpg" xlink:type="simple" xlink:show="embed" xlink:actuate="onLoad" draw:mime-type="image/jpeg">
            <text:p/>
          </draw:image>
        </draw:frame>
        <draw:frame draw:style-name="gr1" draw:text-style-name="P1" draw:layer="layout" svg:width="0.146cm" svg:height="0.688cm" svg:x="8.503cm" svg:y="5.02cm">
          <draw:image xlink:href="Pictures/10000000000004B1000000BF8C232A3AA7CB8470.jpg" xlink:type="simple" xlink:show="embed" xlink:actuate="onLoad" draw:mime-type="image/jpeg">
            <text:p/>
          </draw:image>
        </draw:frame>
        <draw:frame draw:style-name="gr25" draw:text-style-name="P1" draw:layer="layout" svg:width="0.181cm" svg:height="0.688cm" svg:x="13.27cm" svg:y="8.476cm">
          <draw:image xlink:href="Pictures/10000000000004B1000000BF8C232A3AA7CB8470.jpg" xlink:type="simple" xlink:show="embed" xlink:actuate="onLoad" draw:mime-type="image/jpeg">
            <text:p/>
          </draw:image>
        </draw:frame>
        <draw:frame draw:style-name="gr25" draw:text-style-name="P1" draw:layer="layout" svg:width="0.181cm" svg:height="0.688cm" svg:x="13.271cm" svg:y="5.02cm">
          <draw:image xlink:href="Pictures/10000000000004B1000000BF8C232A3AA7CB8470.jpg" xlink:type="simple" xlink:show="embed" xlink:actuate="onLoad" draw:mime-type="image/jpeg">
            <text:p/>
          </draw:image>
        </draw:frame>
        <draw:frame draw:style-name="gr26" draw:text-style-name="P14" draw:layer="layout" svg:width="1.141cm" svg:height="0.607cm" svg:x="9.303cm" svg:y="8.497cm">
          <draw:text-box>
            <text:p><text:span text:style-name="T11">f[t-3]</text:span></text:p>
          </draw:text-box>
        </draw:frame>
        <draw:frame draw:style-name="gr26" draw:text-style-name="P14" draw:layer="layout" svg:width="1.141cm" svg:height="0.607cm" svg:x="10.783cm" svg:y="8.497cm">
          <draw:text-box>
            <text:p><text:span text:style-name="T11">f[t-1]</text:span></text:p>
          </draw:text-box>
        </draw:frame>
        <draw:frame draw:style-name="gr26" draw:text-style-name="P14" draw:layer="layout" svg:width="1.141cm" svg:height="0.607cm" svg:x="10.043cm" svg:y="8.497cm">
          <draw:text-box>
            <text:p><text:span text:style-name="T11">f[t-2]</text:span></text:p>
          </draw:text-box>
        </draw:frame>
        <draw:frame draw:style-name="gr26" draw:text-style-name="P14" draw:layer="layout" svg:width="0.858cm" svg:height="0.607cm" svg:x="11.563cm" svg:y="8.497cm">
          <draw:text-box>
            <text:p><text:span text:style-name="T11">f[t]</text:span></text:p>
          </draw:text-box>
        </draw:frame>
        <draw:g>
          <draw:line draw:style-name="gr27" draw:text-style-name="P1" draw:layer="layout" svg:x1="9.868cm" svg:y1="8.267cm" svg:x2="9.868cm" svg:y2="7.682cm">
            <text:p/>
          </draw:line>
          <draw:line draw:style-name="gr27" draw:text-style-name="P1" draw:layer="layout" svg:x1="10.568cm" svg:y1="8.267cm" svg:x2="10.568cm" svg:y2="7.682cm">
            <text:p/>
          </draw:line>
          <draw:line draw:style-name="gr27" draw:text-style-name="P1" draw:layer="layout" svg:x1="11.268cm" svg:y1="8.267cm" svg:x2="11.268cm" svg:y2="7.682cm">
            <text:p/>
          </draw:line>
          <draw:line draw:style-name="gr27" draw:text-style-name="P1" draw:layer="layout" svg:x1="11.968cm" svg:y1="8.267cm" svg:x2="11.968cm" svg:y2="7.682cm">
            <text:p/>
          </draw:line>
        </draw:g>
        <draw:custom-shape draw:style-name="gr28" draw:text-style-name="P1" draw:layer="layout" svg:width="0.28cm" svg:height="4.921cm" draw:transform="rotate (-1.5707963267949) translate (13.432cm 9.192cm)">
          <text:p/>
          <draw:enhanced-geometry svg:viewBox="0 0 21600 21600" draw:glue-points="0 0 0 21600 21600 10800" draw:text-areas="0 ?f9 7800 ?f10" draw:mirror-horizontal="true" draw:mirror-vertical="false" draw:type="right-brace" draw:modifiers="875.919732441472 2961.8729096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4" draw:text-style-name="P21" draw:layer="layout" svg:width="2.174cm" svg:height="0.489cm" svg:x="8.384cm" svg:y="9.408cm">
          <draw:text-box>
            <text:p text:style-name="P2"><text:span text:style-name="T10">Video Clip Lenght</text:span></text:p>
          </draw:text-box>
        </draw:frame>
        <draw:frame draw:style-name="gr24" draw:text-style-name="P21" draw:layer="layout" svg:width="0.68cm" svg:height="0.489cm" svg:x="12.944cm" svg:y="8.523cm">
          <draw:text-box>
            <text:p text:style-name="P2"><text:span text:style-name="T10">...</text:span></text:p>
          </draw:text-box>
        </draw:frame>
        <draw:frame draw:style-name="gr24" draw:text-style-name="P21" draw:layer="layout" svg:width="0.68cm" svg:height="0.489cm" svg:x="12.944cm" svg:y="5.08cm">
          <draw:text-box>
            <text:p text:style-name="P2"><text:span text:style-name="T10">...</text:span></text:p>
          </draw:text-box>
        </draw:frame>
        <draw:frame draw:style-name="gr24" draw:text-style-name="P21" draw:layer="layout" svg:width="0.68cm" svg:height="0.489cm" svg:x="8.328cm" svg:y="8.532cm">
          <draw:text-box>
            <text:p text:style-name="P2"><text:span text:style-name="T10">...</text:span></text:p>
          </draw:text-box>
        </draw:frame>
        <draw:frame draw:style-name="gr24" draw:text-style-name="P21" draw:layer="layout" svg:width="0.68cm" svg:height="0.489cm" svg:x="8.328cm" svg:y="5.081cm">
          <draw:text-box>
            <text:p text:style-name="P2"><text:span text:style-name="T10">..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8" draw:display-name="Arrowheads 8" svg:viewBox="0 0 20 20" svg:d="M0 20l10-20 10 20z"/>
    <draw:marker draw:name="Concave" svg:viewBox="0 0 1131 1580" svg:d="M1013 1491l118 89-567-1580-564 1580 114-85 136-68 148-46 161-17 161 13 153 46z"/>
    <draw:marker draw:name="Triangle" svg:viewBox="0 0 1013 1130" svg:d="M1009 1050l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2a6099" draw:opacity="43%" draw:textarea-horizontal-align="justify" fo:padding-top="0.125cm" fo:padding-bottom="0.125cm" fo:padding-left="0.25cm" fo:padding-right="0.25cm" draw:shadow="hidden" draw:shadow-offset-x="0.102cm" draw:shadow-offset-y="0.102cm" draw:shadow-color="#808080" draw:shadow-opacity="2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4:07:40.546965659</meta:creation-date>
    <dc:date>2023-02-07T12:09:34.241999499</dc:date>
    <meta:editing-duration>P1DT12H42M30S</meta:editing-duration>
    <meta:editing-cycles>88</meta:editing-cycles>
    <meta:generator>LibreOffice/7.4.4.2$Linux_X86_64 LibreOffice_project/40$Build-2</meta:generator>
    <dc:creator>Massimo Bertozzi</dc:creator>
    <meta:document-statistic meta:object-count="52"/>
  </office:meta>
</office:document-meta>
</file>